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c9e7" officeooo:paragraph-rsid="000bc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ln,y,fln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0:50:39.888205522</meta:creation-date>
    <dc:date>2020-08-19T20:51:12.019054045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6.0.7.3$Linux_X86_64 LibreOffice_project/00m0$Build-3</meta:generator>
  </office:meta>
</office:document-meta>
</file>